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.setLiveStatus( int liv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CreateDateTime( Date create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Intro( String intr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Applicable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ApplicableUsers( String applicable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CreateUserId( int create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Liv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StudyTargets( String studyTarg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Create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Study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13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t.getCreate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Int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